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4" style:family="paragraph" style:parent-style-name="Standard" style:list-style-name="L1">
      <style:paragraph-properties fo:text-align="start" style:justify-single-word="false"/>
      <style:text-properties fo:font-size="18pt" fo:font-weight="bold" style:font-size-asian="18pt" style:font-weight-asian="bold" style:font-size-complex="18pt" style:font-weight-complex="bold"/>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RINT DU 18/04/2020 AU 11/05/2020</text:p>
      <text:p text:style-name="P2"/>
      <text:p text:style-name="P3"/>
      <text:list xml:id="list1292370939505606400" text:style-name="L1">
        <text:list-item>
          <text:p text:style-name="P4">JULIA ARNOUX : <text:span text:style-name="T1">J'ai travaillé sur des corrections de code, j'ai mis en place le système d'argent qui se met à jour dans l'interface graphique. J'ai travaillé avec Maxime sur la gestion des Stages dans ApplicationsFx afin d'avoir des Frames temporaires qui géreront les victoires et les défaites.</text:span></text:p>
        </text:list-item>
      </text:list>
      <text:p text:style-name="P1"/>
      <text:list xml:id="list43377064" text:continue-numbering="true" text:style-name="L1">
        <text:list-item>
          <text:p text:style-name="P4">KEVIN DANG : <text:span text:style-name="T1">Durant ce sprint, je me suis principalement occupé de la gestion de Gradle, avec la compilation et l'éxécution. J'ai eu des difficultés avec la prise main de Gradle, également avec l'architecture de notre code qui n'était pas tout à fait compatible avec Gradle.</text:span></text:p>
          <text:p text:style-name="P4"/>
        </text:list-item>
        <text:list-item>
          <text:p text:style-name="P4">SAROBIDY RAPETERAMANANA :<text:span text:style-name="T1"> </text:span></text:p>
          <text:p text:style-name="P4"/>
        </text:list-item>
        <text:list-item>
          <text:p text:style-name="P4">MAXIME DRESLER : <text:span text:style-name="T1">Durant ce sprint, j'ai mis en place un système de sauvegarde avec l'utilisation de fichier json. L'implémentation de la fonctionnallité de sauvegarde est la classe Save avec des methodes de lecture et d'ecriture de fichier json, ainsi que des méthodes qui servent de liens avec les autres classes pour récupérer et mettre à jour les données. </text:span></text:p>
          <text:p text:style-name="P4"><text:span text:style-name="T1">J'ai ajouté le système de point de vie dans l'interface graphique ainsi que de nouvelles images pour les ennemies. J'ai corrigé quelques détails dans le co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ime  Dresler</meta:initial-creator>
    <meta:creation-date>2020-04-08T18:31:37.45</meta:creation-date>
    <dc:date>2020-05-11T23:15:46.30</dc:date>
    <dc:creator>Maxime  Dresler</dc:creator>
    <meta:editing-duration>PT12M57S</meta:editing-duration>
    <meta:editing-cycles>4</meta:editing-cycles>
    <meta:generator>OpenOffice/4.1.7$Win32 OpenOffice.org_project/417m1$Build-9800</meta:generator>
    <meta:document-statistic meta:table-count="0" meta:image-count="0" meta:object-count="0" meta:page-count="1" meta:paragraph-count="6" meta:word-count="192" meta:character-count="1151"/>
  </office:meta>
</office:document-meta>
</file>